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 office:value-type="string" calcext:value-type="string">
            <text:p>Prima Simulazione</text:p>
          </table:table-cell>
          <table:table-cell/>
          <table:table-cell table:style-name="Default" office:value-type="string" calcext:value-type="string">
            <text:p>Seconda Simulazione</text:p>
          </table:table-cell>
          <table:table-cell/>
          <table:table-cell table:style-name="Default" office:value-type="string" calcext:value-type="string">
            <text:p>Terza Simulazione</text:p>
          </table:table-cell>
          <table:table-cell/>
          <table:table-cell table:style-name="Default" office:value-type="string" calcext:value-type="string">
            <text:p>Quarta simulazione</text:p>
          </table:table-cell>
          <table:table-cell/>
          <table:table-cell table:style-name="Default" office:value-type="string" calcext:value-type="string">
            <text:p>Quinta Simulazione</text:p>
          </table:table-cell>
        </table:table-row>
        <table:table-row table:style-name="ro1">
          <table:table-cell table:style-name="ce1" office:value-type="time" office:time-value="PT78H00M00S" calcext:value-type="time">
            <text:p>78.00.00</text:p>
          </table:table-cell>
          <table:table-cell/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54H00M00S" calcext:value-type="time">
            <text:p>54.00.00</text:p>
          </table:table-cell>
          <table:table-cell/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43H00M00S" calcext:value-type="time">
            <text:p>43.00.00</text:p>
          </table:table-cell>
        </table:table-row>
        <table:table-row table:style-name="ro1">
          <table:table-cell table:style-name="ce1" office:value-type="time" office:time-value="PT78H00M00S" calcext:value-type="time">
            <text:p>78.00.00</text:p>
          </table:table-cell>
          <table:table-cell/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54H00M00S" calcext:value-type="time">
            <text:p>54.00.00</text:p>
          </table:table-cell>
          <table:table-cell/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43H00M00S" calcext:value-type="time">
            <text:p>43.00.00</text:p>
          </table:table-cell>
        </table:table-row>
        <table:table-row table:style-name="ro1">
          <table:table-cell table:style-name="ce1" office:value-type="time" office:time-value="PT76H00M00S" calcext:value-type="time">
            <text:p>76.00.00</text:p>
          </table:table-cell>
          <table:table-cell/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54H00M00S" calcext:value-type="time">
            <text:p>54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42H00M00S" calcext:value-type="time">
            <text:p>42.00.00</text:p>
          </table:table-cell>
        </table:table-row>
        <table:table-row table:style-name="ro1">
          <table:table-cell table:style-name="ce1" office:value-type="time" office:time-value="PT73H00M00S" calcext:value-type="time">
            <text:p>73.00.00</text:p>
          </table:table-cell>
          <table:table-cell/>
          <table:table-cell table:style-name="ce1" office:value-type="time" office:time-value="PT49H00M00S" calcext:value-type="time">
            <text:p>49.00.00</text:p>
          </table:table-cell>
          <table:table-cell/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</table:table-row>
        <table:table-row table:style-name="ro1">
          <table:table-cell table:style-name="ce1" office:value-type="time" office:time-value="PT73H00M00S" calcext:value-type="time">
            <text:p>73.00.00</text:p>
          </table:table-cell>
          <table:table-cell/>
          <table:table-cell table:style-name="ce1" office:value-type="time" office:time-value="PT49H00M00S" calcext:value-type="time">
            <text:p>49.00.00</text:p>
          </table:table-cell>
          <table:table-cell/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</table:table-row>
        <table:table-row table:style-name="ro1">
          <table:table-cell table:style-name="ce1" office:value-type="time" office:time-value="PT68H00M00S" calcext:value-type="time">
            <text:p>68.00.00</text:p>
          </table:table-cell>
          <table:table-cell/>
          <table:table-cell table:style-name="ce1" office:value-type="time" office:time-value="PT49H00M00S" calcext:value-type="time">
            <text:p>49.00.00</text:p>
          </table:table-cell>
          <table:table-cell/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40H00M00S" calcext:value-type="time">
            <text:p>40.00.00</text:p>
          </table:table-cell>
        </table:table-row>
        <table:table-row table:style-name="ro1">
          <table:table-cell table:style-name="ce1" office:value-type="time" office:time-value="PT64H00M00S" calcext:value-type="time">
            <text:p>64.00.00</text:p>
          </table:table-cell>
          <table:table-cell/>
          <table:table-cell table:style-name="ce1" office:value-type="time" office:time-value="PT48H00M00S" calcext:value-type="time">
            <text:p>48.00.00</text:p>
          </table:table-cell>
          <table:table-cell/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9H00M00S" calcext:value-type="time">
            <text:p>39.00.00</text:p>
          </table:table-cell>
        </table:table-row>
        <table:table-row table:style-name="ro1">
          <table:table-cell table:style-name="ce1" office:value-type="time" office:time-value="PT60H00M00S" calcext:value-type="time">
            <text:p>60.00.00</text:p>
          </table:table-cell>
          <table:table-cell/>
          <table:table-cell table:style-name="ce1" office:value-type="time" office:time-value="PT48H00M00S" calcext:value-type="time">
            <text:p>48.00.00</text:p>
          </table:table-cell>
          <table:table-cell/>
          <table:table-cell table:style-name="ce1" office:value-type="time" office:time-value="PT52H00M00S" calcext:value-type="time">
            <text:p>52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9H00M00S" calcext:value-type="time">
            <text:p>39.00.00</text:p>
          </table:table-cell>
        </table:table-row>
        <table:table-row table:style-name="ro1">
          <table:table-cell table:style-name="ce1" office:value-type="time" office:time-value="PT56H00M00S" calcext:value-type="time">
            <text:p>56.00.00</text:p>
          </table:table-cell>
          <table:table-cell/>
          <table:table-cell table:style-name="ce1" office:value-type="time" office:time-value="PT48H00M00S" calcext:value-type="time">
            <text:p>48.00.00</text:p>
          </table:table-cell>
          <table:table-cell/>
          <table:table-cell table:style-name="ce1" office:value-type="time" office:time-value="PT51H00M00S" calcext:value-type="time">
            <text:p>51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8H00M00S" calcext:value-type="time">
            <text:p>38.00.00</text:p>
          </table:table-cell>
        </table:table-row>
        <table:table-row table:style-name="ro1">
          <table:table-cell table:style-name="ce1" office:value-type="time" office:time-value="PT56H00M00S" calcext:value-type="time">
            <text:p>56.00.00</text:p>
          </table:table-cell>
          <table:table-cell/>
          <table:table-cell table:style-name="ce1" office:value-type="time" office:time-value="PT46H00M00S" calcext:value-type="time">
            <text:p>46.00.00</text:p>
          </table:table-cell>
          <table:table-cell/>
          <table:table-cell table:style-name="ce1" office:value-type="time" office:time-value="PT50H00M00S" calcext:value-type="time">
            <text:p>50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8H00M00S" calcext:value-type="time">
            <text:p>38.00.00</text:p>
          </table:table-cell>
        </table:table-row>
        <table:table-row table:style-name="ro1">
          <table:table-cell table:style-name="ce1" office:value-type="time" office:time-value="PT55H00M00S" calcext:value-type="time">
            <text:p>55.00.00</text:p>
          </table:table-cell>
          <table:table-cell/>
          <table:table-cell table:style-name="ce1" office:value-type="time" office:time-value="PT46H00M00S" calcext:value-type="time">
            <text:p>46.00.00</text:p>
          </table:table-cell>
          <table:table-cell/>
          <table:table-cell table:style-name="ce1" office:value-type="time" office:time-value="PT49H00M00S" calcext:value-type="time">
            <text:p>49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8H00M00S" calcext:value-type="time">
            <text:p>38.00.00</text:p>
          </table:table-cell>
        </table:table-row>
        <table:table-row table:style-name="ro1">
          <table:table-cell table:style-name="ce1" office:value-type="time" office:time-value="PT54H00M00S" calcext:value-type="time">
            <text:p>54.00.00</text:p>
          </table:table-cell>
          <table:table-cell/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49H00M00S" calcext:value-type="time">
            <text:p>49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7H00M00S" calcext:value-type="time">
            <text:p>37.00.00</text:p>
          </table:table-cell>
        </table:table-row>
        <table:table-row table:style-name="ro1">
          <table:table-cell table:style-name="ce1" office:value-type="time" office:time-value="PT54H00M00S" calcext:value-type="time">
            <text:p>54.00.00</text:p>
          </table:table-cell>
          <table:table-cell/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48H00M00S" calcext:value-type="time">
            <text:p>48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7H00M00S" calcext:value-type="time">
            <text:p>37.00.00</text:p>
          </table:table-cell>
        </table:table-row>
        <table:table-row table:style-name="ro1"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48H00M00S" calcext:value-type="time">
            <text:p>48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7H00M00S" calcext:value-type="time">
            <text:p>37.00.00</text:p>
          </table:table-cell>
        </table:table-row>
        <table:table-row table:style-name="ro1"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45H00M00S" calcext:value-type="time">
            <text:p>45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</table:table-row>
        <table:table-row table:style-name="ro1"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</table:table-row>
        <table:table-row table:style-name="ro1"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43H00M00S" calcext:value-type="time">
            <text:p>43.00.00</text:p>
          </table:table-cell>
          <table:table-cell/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53H00M00S" calcext:value-type="time">
            <text:p>53.00.00</text:p>
          </table:table-cell>
          <table:table-cell/>
          <table:table-cell table:style-name="ce1" office:value-type="time" office:time-value="PT43H00M00S" calcext:value-type="time">
            <text:p>43.00.00</text:p>
          </table:table-cell>
          <table:table-cell/>
          <table:table-cell table:style-name="ce1" office:value-type="time" office:time-value="PT43H00M00S" calcext:value-type="time">
            <text:p>43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52H00M00S" calcext:value-type="time">
            <text:p>52.00.00</text:p>
          </table:table-cell>
          <table:table-cell/>
          <table:table-cell table:style-name="ce1" office:value-type="time" office:time-value="PT43H00M00S" calcext:value-type="time">
            <text:p>43.00.00</text:p>
          </table:table-cell>
          <table:table-cell/>
          <table:table-cell table:style-name="ce1" office:value-type="time" office:time-value="PT43H00M00S" calcext:value-type="time">
            <text:p>43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52H00M00S" calcext:value-type="time">
            <text:p>52.00.00</text:p>
          </table:table-cell>
          <table:table-cell/>
          <table:table-cell table:style-name="ce1" office:value-type="time" office:time-value="PT43H00M00S" calcext:value-type="time">
            <text:p>43.00.00</text:p>
          </table:table-cell>
          <table:table-cell/>
          <table:table-cell table:style-name="ce1" office:value-type="time" office:time-value="PT43H00M00S" calcext:value-type="time">
            <text:p>43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52H00M00S" calcext:value-type="time">
            <text:p>52.00.00</text:p>
          </table:table-cell>
          <table:table-cell/>
          <table:table-cell table:style-name="ce1" office:value-type="time" office:time-value="PT42H00M00S" calcext:value-type="time">
            <text:p>42.00.00</text:p>
          </table:table-cell>
          <table:table-cell/>
          <table:table-cell table:style-name="ce1" office:value-type="time" office:time-value="PT42H00M00S" calcext:value-type="time">
            <text:p>4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51H00M00S" calcext:value-type="time">
            <text:p>51.00.00</text:p>
          </table:table-cell>
          <table:table-cell/>
          <table:table-cell table:style-name="ce1" office:value-type="time" office:time-value="PT42H00M00S" calcext:value-type="time">
            <text:p>42.00.00</text:p>
          </table:table-cell>
          <table:table-cell/>
          <table:table-cell table:style-name="ce1" office:value-type="time" office:time-value="PT42H00M00S" calcext:value-type="time">
            <text:p>4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51H00M00S" calcext:value-type="time">
            <text:p>51.00.00</text:p>
          </table:table-cell>
          <table:table-cell/>
          <table:table-cell table:style-name="ce1" office:value-type="time" office:time-value="PT42H00M00S" calcext:value-type="time">
            <text:p>42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50H00M00S" calcext:value-type="time">
            <text:p>50.00.00</text:p>
          </table:table-cell>
          <table:table-cell/>
          <table:table-cell table:style-name="ce1" office:value-type="time" office:time-value="PT42H00M00S" calcext:value-type="time">
            <text:p>42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49H00M00S" calcext:value-type="time">
            <text:p>49.00.00</text:p>
          </table:table-cell>
          <table:table-cell/>
          <table:table-cell table:style-name="ce1" office:value-type="time" office:time-value="PT42H00M00S" calcext:value-type="time">
            <text:p>42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48H00M00S" calcext:value-type="time">
            <text:p>48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48H00M00S" calcext:value-type="time">
            <text:p>48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9H00M00S" calcext:value-type="time">
            <text:p>39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48H00M00S" calcext:value-type="time">
            <text:p>48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9H00M00S" calcext:value-type="time">
            <text:p>39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</table:table-row>
        <table:table-row table:style-name="ro1">
          <table:table-cell table:style-name="ce1" office:value-type="time" office:time-value="PT47H00M00S" calcext:value-type="time">
            <text:p>47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9H00M00S" calcext:value-type="time">
            <text:p>39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7H00M00S" calcext:value-type="time">
            <text:p>47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8H00M00S" calcext:value-type="time">
            <text:p>38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7H00M00S" calcext:value-type="time">
            <text:p>47.00.00</text:p>
          </table:table-cell>
          <table:table-cell/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8H00M00S" calcext:value-type="time">
            <text:p>38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6H00M00S" calcext:value-type="time">
            <text:p>46.00.00</text:p>
          </table:table-cell>
          <table:table-cell/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38H00M00S" calcext:value-type="time">
            <text:p>38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6H00M00S" calcext:value-type="time">
            <text:p>46.00.00</text:p>
          </table:table-cell>
          <table:table-cell/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37H00M00S" calcext:value-type="time">
            <text:p>37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5H00M00S" calcext:value-type="time">
            <text:p>45.00.00</text:p>
          </table:table-cell>
          <table:table-cell/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37H00M00S" calcext:value-type="time">
            <text:p>37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37H00M00S" calcext:value-type="time">
            <text:p>37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37H00M00S" calcext:value-type="time">
            <text:p>37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39H00M00S" calcext:value-type="time">
            <text:p>39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39H00M00S" calcext:value-type="time">
            <text:p>39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</table:table-row>
        <table:table-row table:style-name="ro1"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38H00M00S" calcext:value-type="time">
            <text:p>38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</table:table-row>
        <table:table-row table:style-name="ro1">
          <table:table-cell table:style-name="ce1" office:value-type="time" office:time-value="PT44H00M00S" calcext:value-type="time">
            <text:p>44.00.00</text:p>
          </table:table-cell>
          <table:table-cell/>
          <table:table-cell table:style-name="ce1" office:value-type="time" office:time-value="PT38H00M00S" calcext:value-type="time">
            <text:p>38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</table:table-row>
        <table:table-row table:style-name="ro1">
          <table:table-cell table:style-name="ce1" office:value-type="time" office:time-value="PT43H00M00S" calcext:value-type="time">
            <text:p>43.00.00</text:p>
          </table:table-cell>
          <table:table-cell/>
          <table:table-cell table:style-name="ce1" office:value-type="time" office:time-value="PT37H00M00S" calcext:value-type="time">
            <text:p>37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</table:table-row>
        <table:table-row table:style-name="ro1">
          <table:table-cell table:style-name="ce1" office:value-type="time" office:time-value="PT43H00M00S" calcext:value-type="time">
            <text:p>43.00.00</text:p>
          </table:table-cell>
          <table:table-cell/>
          <table:table-cell table:style-name="ce1" office:value-type="time" office:time-value="PT37H00M00S" calcext:value-type="time">
            <text:p>37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</table:table-row>
        <table:table-row table:style-name="ro1">
          <table:table-cell table:style-name="ce1" office:value-type="time" office:time-value="PT42H00M00S" calcext:value-type="time">
            <text:p>42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</table:table-row>
        <table:table-row table:style-name="ro1"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</table:table-row>
        <table:table-row table:style-name="ro1">
          <table:table-cell table:style-name="ce1" office:value-type="time" office:time-value="PT41H00M00S" calcext:value-type="time">
            <text:p>41.00.00</text:p>
          </table:table-cell>
          <table:table-cell/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</table:table-row>
        <table:table-row table:style-name="ro1"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</table:table-row>
        <table:table-row table:style-name="ro1"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</table:table-row>
        <table:table-row table:style-name="ro1">
          <table:table-cell table:style-name="ce1" office:value-type="time" office:time-value="PT40H00M00S" calcext:value-type="time">
            <text:p>40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</table:table-row>
        <table:table-row table:style-name="ro1">
          <table:table-cell table:style-name="ce1" office:value-type="time" office:time-value="PT39H00M00S" calcext:value-type="time">
            <text:p>39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</table:table-row>
        <table:table-row table:style-name="ro1">
          <table:table-cell table:style-name="ce1" office:value-type="time" office:time-value="PT38H00M00S" calcext:value-type="time">
            <text:p>38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</table:table-row>
        <table:table-row table:style-name="ro1">
          <table:table-cell table:style-name="ce1" office:value-type="time" office:time-value="PT38H00M00S" calcext:value-type="time">
            <text:p>38.00.00</text:p>
          </table:table-cell>
          <table:table-cell/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</table:table-row>
        <table:table-row table:style-name="ro1">
          <table:table-cell table:style-name="ce1" office:value-type="time" office:time-value="PT37H00M00S" calcext:value-type="time">
            <text:p>37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7H00M00S" calcext:value-type="time">
            <text:p>37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7H00M00S" calcext:value-type="time">
            <text:p>37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6H00M00S" calcext:value-type="time">
            <text:p>36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4H00M00S" calcext:value-type="time">
            <text:p>34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</table:table-row>
        <table:table-row table:style-name="ro1">
          <table:table-cell table:style-name="ce1" office:value-type="time" office:time-value="PT35H00M00S" calcext:value-type="time">
            <text:p>35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</table:table-row>
        <table:table-row table:style-name="ro1"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</table:table-row>
        <table:table-row table:style-name="ro1">
          <table:table-cell table:style-name="ce1" office:value-type="time" office:time-value="PT34H00M00S" calcext:value-type="time">
            <text:p>34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</table:table-row>
        <table:table-row table:style-name="ro1"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</table:table-row>
        <table:table-row table:style-name="ro1"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</table:table-row>
        <table:table-row table:style-name="ro1"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</table:table-row>
        <table:table-row table:style-name="ro1"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</table:table-row>
        <table:table-row table:style-name="ro1"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</table:table-row>
        <table:table-row table:style-name="ro1"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</table:table-row>
        <table:table-row table:style-name="ro1"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3H00M00S" calcext:value-type="time">
            <text:p>33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2H00M00S" calcext:value-type="time">
            <text:p>32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1" office:value-type="time" office:time-value="PT32H00M00S" calcext:value-type="time">
            <text:p>32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1H00M00S" calcext:value-type="time">
            <text:p>31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  <table:table-cell/>
          <table:table-cell table:style-name="ce1" office:value-type="time" office:time-value="PT30H00M00S" calcext:value-type="time">
            <text:p>30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1H00M00S" calcext:value-type="time">
            <text:p>21.00.00</text:p>
          </table:table-cell>
        </table:table-row>
        <table:table-row table:style-name="ro1">
          <table:table-cell table:style-name="ce1" office:value-type="time" office:time-value="PT31H00M00S" calcext:value-type="time">
            <text:p>31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1H00M00S" calcext:value-type="time">
            <text:p>21.00.00</text:p>
          </table:table-cell>
        </table:table-row>
        <table:table-row table:style-name="ro1"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1H00M00S" calcext:value-type="time">
            <text:p>21.00.00</text:p>
          </table:table-cell>
        </table:table-row>
        <table:table-row table:style-name="ro1"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1H00M00S" calcext:value-type="time">
            <text:p>21.00.00</text:p>
          </table:table-cell>
        </table:table-row>
        <table:table-row table:style-name="ro1"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table:style-name="ce1" office:value-type="time" office:time-value="PT30H00M00S" calcext:value-type="time">
            <text:p>30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table:style-name="ce1" office:value-type="time" office:time-value="PT28H00M00S" calcext:value-type="time">
            <text:p>28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table:style-name="ce1" office:value-type="time" office:time-value="PT30H00M00S" calcext:value-type="time">
            <text:p>30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1" office:value-type="time" office:time-value="PT27H00M00S" calcext:value-type="time">
            <text:p>2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9H00M00S" calcext:value-type="time">
            <text:p>19.00.00</text:p>
          </table:table-cell>
        </table:table-row>
        <table:table-row table:style-name="ro1"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8H00M00S" calcext:value-type="time">
            <text:p>18.00.00</text:p>
          </table:table-cell>
        </table:table-row>
        <table:table-row table:style-name="ro1"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8H00M00S" calcext:value-type="time">
            <text:p>18.00.00</text:p>
          </table:table-cell>
        </table:table-row>
        <table:table-row table:style-name="ro1"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7H00M00S" calcext:value-type="time">
            <text:p>17.00.00</text:p>
          </table:table-cell>
        </table:table-row>
        <table:table-row table:style-name="ro1"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26H00M00S" calcext:value-type="time">
            <text:p>26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7H00M00S" calcext:value-type="time">
            <text:p>17.00.00</text:p>
          </table:table-cell>
        </table:table-row>
        <table:table-row table:style-name="ro1"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29H00M00S" calcext:value-type="time">
            <text:p>2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25H00M00S" calcext:value-type="time">
            <text:p>25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28H00M00S" calcext:value-type="time">
            <text:p>28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28H00M00S" calcext:value-type="time">
            <text:p>2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28H00M00S" calcext:value-type="time">
            <text:p>2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1" office:value-type="time" office:time-value="PT24H00M00S" calcext:value-type="time">
            <text:p>2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28H00M00S" calcext:value-type="time">
            <text:p>2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27H00M00S" calcext:value-type="time">
            <text:p>27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table:style-name="ce1" office:value-type="time" office:time-value="PT27H00M00S" calcext:value-type="time">
            <text:p>27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table:style-name="ce1" office:value-type="time" office:time-value="PT27H00M00S" calcext:value-type="time">
            <text:p>27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7H00M00S" calcext:value-type="time">
            <text:p>27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7H00M00S" calcext:value-type="time">
            <text:p>27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6H00M00S" calcext:value-type="time">
            <text:p>26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6H00M00S" calcext:value-type="time">
            <text:p>26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6H00M00S" calcext:value-type="time">
            <text:p>26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6H00M00S" calcext:value-type="time">
            <text:p>26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6H00M00S" calcext:value-type="time">
            <text:p>26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5H00M00S" calcext:value-type="time">
            <text:p>25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5H00M00S" calcext:value-type="time">
            <text:p>25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1" office:value-type="time" office:time-value="PT24H00M00S" calcext:value-type="time">
            <text:p>24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1H00M00S" calcext:value-type="time">
            <text:p>01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1H00M00S" calcext:value-type="time">
            <text:p>01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1H00M00S" calcext:value-type="time">
            <text:p>01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AVERAGE([.A2];[.A392])" office:value-type="time" office:time-value="PT39H00M00S" calcext:value-type="time">
            <text:p>15.00.00</text:p>
          </table:table-cell>
          <table:table-cell/>
          <table:table-cell table:formula="of:=AVERAGE([.C2];[.C392])" office:value-type="time" office:time-value="PT26H30M00S" calcext:value-type="time">
            <text:p>02.30.00</text:p>
          </table:table-cell>
          <table:table-cell/>
          <table:table-cell table:formula="of:=AVERAGE([.E2];[.E392])" office:value-type="time" office:time-value="PT27H00M00S" calcext:value-type="time">
            <text:p>03.00.00</text:p>
          </table:table-cell>
          <table:table-cell/>
          <table:table-cell table:formula="of:=AVERAGE([.G2];[.G392])" office:value-type="time" office:time-value="PT20H00M00S" calcext:value-type="time">
            <text:p>20.00.00</text:p>
          </table:table-cell>
          <table:table-cell/>
          <table:table-cell table:formula="of:=AVERAGE([.I2];[.I392])" office:value-type="time" office:time-value="PT21H30M00S" calcext:value-type="time">
            <text:p>21.3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5:59:20.0684931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9:37:45.105020825</meta:creation-date>
    <meta:generator>LibreOffice/5.1.4.2$Linux_X86_64 LibreOffice_project/10m0$Build-2</meta:generator>
    <dc:date>2017-01-02T16:15:08.046432437</dc:date>
    <meta:editing-duration>PT52M56S</meta:editing-duration>
    <meta:editing-cycles>6</meta:editing-cycles>
    <meta:document-statistic meta:table-count="1" meta:cell-count="1965" meta:object-count="0"/>
  </office:meta>
</office:document-meta>
</file>